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P7" style:family="paragraph" style:parent-style-name="Heading_20_1">
      <style:text-properties fo:language="en" fo:country="US"/>
    </style:style>
    <style:style style:name="T1" style:family="text">
      <style:text-properties fo:font-weight="bold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style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variant="normal" fo:text-transform="none" style:font-name="Symbol" fo:font-size="10pt"/>
    </style:style>
    <style:style style:name="T10" style:family="text">
      <style:text-properties style:font-name="Symbol" fo:font-size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_eng/images/1005.png" xlink:type="simple" xlink:show="embed" xlink:actuate="onLoad"/></draw:frame></text:p>
          </table:table-cell>
          <table:table-cell table:style-name="Table1.B1" office:value-type="string">
            <text:h text:style-name="P7" text:outline-level="1">Comment</text:h>
          </table:table-cell>
        </table:table-row>
        <table:table-row>
          <table:table-cell table:style-name="Table1.A2" office:value-type="string">
            <text:p text:style-name="P2">In pallet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27cm" svg:height="1.24cm" draw:z-index="0"><draw:image xlink:href="../../odt_eng/images/1005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It is a unit, an optional comment </text:span><text:span text:style-name="T1">in RTF format</text:span><text:span text:style-name="T2"> can be inserted into.</text:span></text:p>
            <text:p text:style-name="P5">To edit the comment one shall double-click the unit.</text:p>
            <text:p text:style-name="P4"><text:span text:style-name="T4">The unit is actually a service one and enables the User to execute clarification text messages in a special text window.</text:span> <text:span text:style-name="T4">To enter a text message proceed as follows:</text:span></text:p>
            <text:p text:style-name="P6"><text:span text:style-name="T10">·</text:span><text:span text:style-name="T9"><text:tab/></text:span><text:span text:style-name="T5">Comment </text:span><text:span text:style-name="T7">unit </text:span><text:span text:style-name="T4">is to be transferred from </text:span><text:span text:style-name="T5">Typical Units Line </text:span><text:span text:style-name="T4">to the (Main or submodel) Diagram window and put that in a desired place.</text:span></text:p>
            <text:p text:style-name="P6"><text:span text:style-name="T10">·</text:span><text:span text:style-name="T9"><text:tab/></text:span><text:span text:style-name="T4">shift the mouse cursor to the </text:span><text:span text:style-name="T5">Comment</text:span><text:span text:style-name="T4"> unit and double-click that with the left mouse key:</text:span> <text:span text:style-name="T5">special </text:span><text:span text:style-name="T4">text window will be opened entitled as </text:span><text:span text:style-name="T6">SimInTech Comments Editor</text:span><text:span text:style-name="T4">;</text:span></text:p>
            <text:p text:style-name="P6"><text:span text:style-name="T10">·</text:span><text:span text:style-name="T9"><text:tab/></text:span><text:span text:style-name="T4">enter a required text explaining the current task in “SimInTech” PC environment;</text:span></text:p>
            <text:p text:style-name="P6"><text:span text:style-name="T10">·</text:span><text:span text:style-name="T9"><text:tab/></text:span><text:span text:style-name="T4">close the special text window entitled as </text:span><text:span text:style-name="T6">SimInTech Comments Editor by </text:span><text:span text:style-name="T8">selecting the “File”</text:span><text:span text:style-name="T6"> </text:span><text:span text:style-name="T4">→ “Close” </text:span><text:span text:style-name="T8">menu item.</text:span></text:p>
            <text:p text:style-name="P5">Examples of prepared explanatory comments for a current task is advised to be seen in any “SimImTech” PC demo example (Demo Catalog).</text:p>
            <text:p text:style-name="P5">Signature under the <text:span text:style-name="T3">Comment</text:span> unit in the Diagram window is carried out in the same manner as for the <text:span text:style-name="T3">Note </text:span>unit, i.e.:</text:p>
            <text:p text:style-name="P6"><text:span text:style-name="T10">·</text:span><text:span text:style-name="T9"><text:tab/></text:span><text:span text:style-name="T4">highlight the </text:span><text:span text:style-name="T5">Comment </text:span><text:span text:style-name="T4">unit by single-clicking it with the mouse left key;</text:span></text:p>
            <text:p text:style-name="P6"><text:span text:style-name="T10">·</text:span><text:span text:style-name="T9"><text:tab/></text:span><text:span text:style-name="T4">shift the mouse cursor under the pictogram and double-click with the left mouse key at the moment when the mouse cursor pointer with a question mark appears:</text:span> <text:span text:style-name="T4">text window will be opened;</text:span></text:p>
            <text:p text:style-name="P6"><text:span text:style-name="T10">· </text:span><text:span text:style-name="T9"><text:tab/></text:span><text:span text:style-name="T4">enter a required text message (e.g., “Information on the project”) and close the text window by double-clicking with the mouse left key in a blank space of the Diagram window.</text:span></text:p>
            <text:p text:style-name="P4"><text:span text:style-name="T6">Note:</text:span> <text:span text:style-name="T4">type, size and color of an entered text message under the </text:span><text:span text:style-name="T5">Comment </text:span><text:span text:style-name="T4">unit are set (edited) with the </text:span><text:span text:style-name="T5">Comment <text:s/></text:span><text:span text:style-name="T4">unit highlighted by means of the unit properties menu (as well as for all others units)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омментарий</dc:title>
    <dc:date>2012-03-05T20:58:26.24</dc:date>
    <meta:editing-cycles>81</meta:editing-cycles>
    <meta:editing-duration>PT2H21M43S</meta:editing-duration>
    <dc:creator>Александр </dc:creator>
    <meta:document-statistic meta:table-count="1" meta:image-count="2" meta:object-count="0" meta:page-count="1" meta:paragraph-count="18" meta:word-count="299" meta:character-count="1696"/>
    <meta:user-defined meta:name="Поле 1"/>
    <meta:user-defined meta:name="Поле 2"/>
    <meta:user-defined meta:name="Поле 3"/>
    <meta:user-defined meta:name="Поле 4"/>
  </office:meta>
</office:document-meta>
</file>